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22B5C2EC731281F257B.png" manifest:media-type="image/png"/>
  <manifest:file-entry manifest:full-path="Pictures/10000001000001560000022B0A4538619FB37437.png" manifest:media-type="image/png"/>
  <manifest:file-entry manifest:full-path="Pictures/100000010000013C0000023A705747DE44042091.png" manifest:media-type="image/png"/>
  <manifest:file-entry manifest:full-path="Pictures/10000001000001560000022BFC869BD95C4C3190.png" manifest:media-type="image/png"/>
  <manifest:file-entry manifest:full-path="Pictures/100000010000013C0000023A248850D90438E0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f" officeooo:paragraph-rsid="00145fff"/>
    </style:style>
    <style:style style:name="P2" style:family="paragraph" style:parent-style-name="Standard">
      <style:text-properties officeooo:rsid="0016078f" officeooo:paragraph-rsid="00160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user John form the array</text:p>
      <text:p text:style-name="P1"><draw:frame draw:style-name="fr1" draw:name="Image1" text:anchor-type="char" svg:x="0.0264in" svg:y="0.0634in" svg:width="2.4728in" svg:height="4.4602in" draw:z-index="0"><draw:image xlink:href="Pictures/100000010000013C0000023A248850D90438E0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Login</text:p>
      <text:p text:style-name="P1"><draw:frame draw:style-name="fr1" draw:name="Image2" text:anchor-type="char" svg:x="-0.0016in" svg:y="0.089in" svg:width="2.5453in" svg:height="4.5902in" draw:z-index="1"><draw:image xlink:href="Pictures/100000010000013C0000023A705747DE440420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Register a User and login</text:p>
      <text:p text:style-name="P2"><draw:frame draw:style-name="fr1" draw:name="Image3" text:anchor-type="char" svg:x="-0.5654in" svg:y="0.0874in" svg:width="2.9102in" svg:height="4.7228in" draw:z-index="2"><draw:image xlink:href="Pictures/10000001000001560000022BFC869BD95C4C3190.png" xlink:type="simple" xlink:show="embed" xlink:actuate="onLoad" draw:mime-type="image/png"/></draw:frame><draw:frame draw:style-name="fr1" draw:name="Image4" text:anchor-type="char" svg:x="4.6752in" svg:y="0.1043in" svg:width="2.8102in" svg:height="4.5602in" draw:z-index="3"><draw:image xlink:href="Pictures/10000001000001560000022B0A4538619FB37437.png" xlink:type="simple" xlink:show="embed" xlink:actuate="onLoad" draw:mime-type="image/png"/></draw:frame><draw:frame draw:style-name="fr1" draw:name="Image5" text:anchor-type="char" svg:x="2.2925in" svg:y="0.1043in" svg:width="2.4264in" svg:height="4.6335in" draw:z-index="4"><draw:image xlink:href="Pictures/10000001000001560000022B5C2EC731281F25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1:13:50.062835458</meta:creation-date>
    <dc:date>2022-11-04T01:20:37.321782235</dc:date>
    <meta:editing-duration>PT6M47S</meta:editing-duration>
    <meta:editing-cycles>3</meta:editing-cycles>
    <meta:generator>LibreOffice/7.3.6.2$Linux_X86_64 LibreOffice_project/30$Build-2</meta:generator>
    <meta:document-statistic meta:table-count="0" meta:image-count="5" meta:object-count="0" meta:page-count="4" meta:paragraph-count="3" meta:word-count="13" meta:character-count="68" meta:non-whitespace-character-count="58"/>
  </office:meta>
</office:document-meta>
</file>